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55600000300BB0EE136FA0CFB63.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10.033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left="0cm" fo:margin-right="0cm" fo:margin-top="0cm" fo:margin-bottom="0.374cm" fo:text-align="start" fo:text-indent="0cm"/>
    </style:style>
    <style:style style:name="P4" style:family="paragraph">
      <style:paragraph-properties fo:margin-left="0cm" fo:margin-right="0cm" fo:margin-top="0cm" fo:margin-bottom="0.374cm" fo:text-indent="0cm"/>
    </style:style>
    <style:style style:name="P5" style:family="paragraph">
      <loext:graphic-properties draw:fill-color="#fffff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Vision and value proposition</text:p>
          </draw:text-box>
        </draw:frame>
        <draw:frame presentation:style-name="pr2" draw:text-style-name="P2" draw:layer="layout" svg:width="22.5cm" svg:height="10.033cm" svg:x="4.5cm" svg:y="3.351cm" presentation:class="subtitle" presentation:user-transformed="true">
          <draw:text-box>
            <text:p>We want to create “reward courts” to mint crypto money for those who have less money than they should. Courts may make decisions by voting. For example, people or organizations who can do something against environmental problems do not have access to enough financing, and that this court system is a way for anyone to set up a court and fund them.</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Problem to solve</text:p>
          </draw:text-box>
        </draw:frame>
        <draw:frame presentation:style-name="pr4" draw:text-style-name="P1" draw:layer="layout" svg:width="22.5cm" svg:height="9.134cm" svg:x="4.5cm" svg:y="3.8cm" presentation:class="outline">
          <draw:text-box>
            <text:list text:style-name="L2">
              <text:list-item>
                <text:p text:style-name="P3">Some people and organizations have less money than they should (some die of hunger because of climate change, climate activists suffer lack of money, etc.)</text:p>
              </text:list-item>
              <text:list-item>
                <text:p>We want to create courts that will judge whom to mint money for.</text:p>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arget market and opportunity</text:p>
          </draw:text-box>
        </draw:frame>
        <draw:frame presentation:style-name="pr4" draw:text-style-name="P1" draw:layer="layout" svg:width="22.5cm" svg:height="9.134cm" svg:x="4.5cm" svg:y="3.8cm" presentation:class="outline" presentation:user-transformed="true">
          <draw:text-box>
            <text:list text:style-name="L2">
              <text:list-item>
                <text:p>Minting money for everybody has become possible with advent of blockchains.</text:p>
              </text:list-item>
              <text:list-item>
                <text:p>Blockchain-based voting appeared recently with advent of Aragon blockchain platform.</text:p>
              </text:list-item>
              <text:list-item>
                <text:p>So now it’s is the right time to build crypto reward courts, as before it was impossible.</text:p>
              </text:list-item>
              <text:list-item>
                <text:p>Our target market consists of:</text:p>
                <text:list>
                  <text:list-item>
                    <text:p>judges (nonprofit foundations, I expect)</text:p>
                  </text:list-item>
                  <text:list-item>
                    <text:p>money receivers (nonprofit entrepreneurs, social activists, just poor people who want to set a solar panel, even poor countries)</text:p>
                  </text:list-item>
                </text:list>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Opportunity (continued)</text:p>
          </draw:text-box>
        </draw:frame>
        <draw:frame presentation:style-name="pr4" draw:text-style-name="P1" draw:layer="layout" svg:width="22.5cm" svg:height="9.134cm" svg:x="4.5cm" svg:y="3.8cm" presentation:class="outline">
          <draw:text-box>
            <text:list text:style-name="L2">
              <text:list-item>
                <text:p>It is because the existing ways to obtain money work not well or don’t work at all:</text:p>
                <text:list>
                  <text:list-item>
                    <text:p>A nonprofit foundation that makes grants always has too little money to grant money to everybody they would like to grant to.</text:p>
                  </text:list-item>
                  <text:list-item>
                    <text:p>Countries don’t coordinate with each other to give money to global projects such as combating the climate change.</text:p>
                  </text:list-item>
                  <text:list-item>
                    <text:p>States are too inflexible in deciding whom to give money and are often corrupted.</text:p>
                  </text:list-item>
                </text:list>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he solution</text:p>
          </draw:text-box>
        </draw:frame>
        <draw:frame presentation:style-name="pr4" draw:text-style-name="P1" draw:layer="layout" svg:width="22.5cm" svg:height="9.134cm" svg:x="4.5cm" svg:y="3.8cm" presentation:class="outline">
          <draw:text-box>
            <text:list text:style-name="L2">
              <text:list-item>
                <text:p>The solution is to <text:span text:style-name="T1">mint</text:span><text:span text:style-name="T2"> money rather than just to donate it. Minting allows to produce unlimited amounts of money rather than donate existing limited sum of money.</text:span></text:p>
              </text:list-item>
              <text:list-item>
                <text:p><text:span text:style-name="T2">Minting crypto is not a new thing. But the new thing is that now it can be done by voting decisions, in order to represent people’s element in the decision, to compensate flaws in our economy ruled by soulless rules or physical circumstances, to introduce the concept of a reward of a </text:span><text:span text:style-name="T1">good deed</text:span><text:span text:style-name="T2"> into the economy.</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Revenue model</text:p>
          </draw:text-box>
        </draw:frame>
        <draw:frame presentation:style-name="pr4" draw:text-style-name="P1" draw:layer="layout" svg:width="22.5cm" svg:height="9.134cm" svg:x="4.5cm" svg:y="3.8cm" presentation:class="outline">
          <draw:text-box>
            <text:list text:style-name="L2">
              <text:list-item>
                <text:p>Our project is meant to become able to finance itself: It finances good projects of all kinds, so itself, too.</text:p>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Business impact</text:p>
          </draw:text-box>
        </draw:frame>
        <draw:frame presentation:style-name="pr4" draw:text-style-name="P1" draw:layer="layout" svg:width="22.5cm" svg:height="9.134cm" svg:x="4.5cm" svg:y="3.8cm" presentation:class="outline">
          <draw:text-box>
            <text:list text:style-name="L2">
              <text:list-item>
                <text:p>I dream on a tremendous impact on the world business, on changing capitalism that rules world economy into a something radically different: <text:span text:style-name="T1">economy based on good</text:span><text:span text:style-name="T2">.</text:span></text:p>
              </text:list-item>
              <text:list-item>
                <text:p><text:span text:style-name="T2">If for example, somebody reduces carbon in the atmosphere, he should receive a reward.</text:span></text:p>
              </text:list-item>
            </text:list>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ustomer segments</text:p>
          </draw:text-box>
        </draw:frame>
        <draw:frame presentation:style-name="pr4" draw:text-style-name="P1" draw:layer="layout" svg:width="22.5cm" svg:height="9.134cm" svg:x="4.5cm" svg:y="3.8cm" presentation:class="outline" presentation:user-transformed="true">
          <draw:text-box>
            <text:list text:style-name="L2">
              <text:list-item>
                <text:p text:style-name="P4"><text:s text:c="4"/>Rewarding actions protecting the environment (such as against climate change)</text:p>
                <text:list>
                  <text:list-item>
                    <text:p>for example, reward a token for every tree planted</text:p>
                  </text:list-item>
                </text:list>
              </text:list-item>
              <text:list-item>
                <text:p text:style-name="P4"><text:s text:c="4"/>Reward for donations</text:p>
              </text:list-item>
              <text:list-item>
                <text:p><text:s text:c="4"/>Money to poor countries</text:p>
              </text:list-item>
              <text:list-item>
                <text:p><text:s text:c="4"/>Disaster recovery funds</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MVP</text:p>
          </draw:text-box>
        </draw:frame>
        <draw:frame presentation:style-name="pr4" draw:text-style-name="P1" draw:layer="layout" svg:width="22.5cm" svg:height="9.134cm" svg:x="4.5cm" svg:y="3.8cm" presentation:class="outline">
          <draw:text-box>
            <text:list text:style-name="L2">
              <text:list-item>
                <text:p>To create the MVP, it remains to publish it on the Ethereum mainnet. A demo version is already available.</text:p>
              </text:list-item>
            </text:list>
          </draw:text-box>
        </draw:frame>
        <presentation:notes draw:style-name="dp2">
          <draw:page-thumbnail draw:style-name="gr1"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KPIs for Success</text:p>
          </draw:text-box>
        </draw:frame>
        <draw:frame presentation:style-name="pr4" draw:text-style-name="P1" draw:layer="layout" svg:width="22.5cm" svg:height="9.134cm" svg:x="4.5cm" svg:y="3.8cm" presentation:class="outline">
          <draw:text-box>
            <text:list text:style-name="L2">
              <text:list-item>
                <text:p>Total number of courts created.</text:p>
              </text:list-item>
              <text:list-item>
                <text:p>Total number of minting transactions.</text:p>
              </text:list-item>
            </text:list>
          </draw:text-box>
        </draw:frame>
        <presentation:notes draw:style-name="dp2">
          <draw:page-thumbnail draw:style-name="gr1"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Further plans<text:tab/></text:p>
          </draw:text-box>
        </draw:frame>
        <draw:frame presentation:style-name="pr4" draw:layer="layout" svg:width="22.5cm" svg:height="9.134cm" svg:x="4.5cm" svg:y="3.8cm" presentation:class="outline">
          <draw:text-box>
            <text:list text:style-name="L2">
              <text:list-item>
                <text:p>Market this software both directly and through journalists, help the users to create courts and support them.</text:p>
              </text:list-item>
              <text:list-item>
                <text:p>Create automated exchanges to interconnect courts.</text:p>
              </text:list-item>
              <text:list-item>
                <text:p>Lobby listing our tokens at others’ exchanges.</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Creator’s bio</text:p>
          </draw:text-box>
        </draw:frame>
        <draw:frame presentation:style-name="pr4" draw:text-style-name="P1" draw:layer="layout" svg:width="22.5cm" svg:height="9.134cm" svg:x="4.5cm" svg:y="3.8cm" presentation:class="outline">
          <draw:text-box>
            <text:list text:style-name="L2">
              <text:list-item>
                <text:p>This software was created by Victor Porton.</text:p>
              </text:list-item>
              <text:list-item>
                <text:p>Victor Porton is a mathematician (two new mathematical theories), free software developer, religious writer, social activist.</text:p>
              </text:list-item>
              <text:list-item>
                <text:p>(Before this project starts workings) Victor Porton earned money as a software developer.</text:p>
              </text:list-item>
            </text:list>
          </draw:text-box>
        </draw:frame>
        <presentation:notes draw:style-name="dp2">
          <draw:page-thumbnail draw:style-name="gr1"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0.8999996185303pt"/>
    </style:style>
    <style:style style:name="DNA-outline3" style:family="presentation" style:parent-style-name="DNA-outline2">
      <style:paragraph-properties fo:margin-left="0cm" fo:margin-right="0cm" fo:margin-top="0cm" fo:margin-bottom="0.223cm" fo:text-indent="0cm"/>
      <style:text-properties fo:font-size="18pt"/>
    </style:style>
    <style:style style:name="DNA-outline4" style:family="presentation" style:parent-style-name="DNA-outline3">
      <style:paragraph-properties fo:margin-left="0cm" fo:margin-right="0cm" fo:margin-top="0cm" fo:margin-bottom="0.149cm" fo:text-indent="0cm"/>
      <style:text-properties fo:font-size="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style>
    <style:style style:name="MT1" style:family="text">
      <style:text-properties fo:font-size="14pt"/>
    </style:style>
    <style:style style:name="MT2" style:family="text">
      <style:text-properties style:font-name="Liberation San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BB0EE136FA0CFB63.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20T23:51:07.506442417</meta:creation-date>
    <meta:editing-duration>PT2H10M2S</meta:editing-duration>
    <meta:editing-cycles>30</meta:editing-cycles>
    <meta:generator>LibreOffice/6.3.5.2$Linux_X86_64 LibreOffice_project/30$Build-2</meta:generator>
    <dc:title>DNA</dc:title>
    <meta:initial-creator>Victor Porton</meta:initial-creator>
    <dc:date>2020-04-01T22:29:08.622130678</dc:date>
    <dc:creator>Victor Porton</dc:creator>
    <meta:document-statistic meta:object-count="70"/>
  </office:meta>
</office:document-meta>
</file>